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288b4" officeooo:paragraph-rsid="000288b4"/>
    </style:style>
    <style:style style:name="P2" style:family="paragraph" style:parent-style-name="Standard">
      <style:text-properties officeooo:paragraph-rsid="000288b4"/>
    </style:style>
    <style:style style:name="T1" style:family="text">
      <style:text-properties officeooo:rsid="000288b4"/>
    </style:style>
    <style:style style:name="T2" style:family="text">
      <style:text-properties fo:font-size="15pt" fo:font-style="italic" fo:font-weight="bold" officeooo:rsid="000288b4" style:font-size-asian="15pt" style:font-style-asian="italic" style:font-weight-asian="bold" style:font-size-complex="15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Non-Preemptive Priority Scheduling Algorithm</text:p>
      <text:p text:style-name="Standard"># Function to find waiting time for all processes</text:p>
      <text:p text:style-name="Standard">def find_waiting_time(processes, n):</text:p>
      <text:p text:style-name="Standard"><text:s text:c="4"/># Sort processes based on priority and arrival time</text:p>
      <text:p text:style-name="Standard"><text:s text:c="4"/>processes.sort(key=lambda x: (x[2], x[1])) <text:s/># (priority, arrival)</text:p>
      <text:p text:style-name="Standard"><text:s text:c="4"/></text:p>
      <text:p text:style-name="Standard"><text:s text:c="4"/>waiting_time = [0] * n</text:p>
      <text:p text:style-name="Standard"><text:s text:c="4"/>start_time = [0] * n</text:p>
      <text:p text:style-name="Standard"><text:s text:c="4"/>completion_time = [0] * n</text:p>
      <text:p text:style-name="Standard"><text:s text:c="4"/></text:p>
      <text:p text:style-name="Standard"><text:s text:c="4"/>start_time[0] = processes[0][1]</text:p>
      <text:p text:style-name="Standard"><text:s text:c="4"/>completion_time[0] = start_time[0] + processes[0][3]</text:p>
      <text:p text:style-name="Standard"><text:s text:c="4"/>waiting_time[0] = start_time[0] - processes[0][1]</text:p>
      <text:p text:style-name="Standard"><text:s text:c="4"/></text:p>
      <text:p text:style-name="Standard"><text:s text:c="4"/>for i in range(1, n):</text:p>
      <text:p text:style-name="Standard"><text:s text:c="8"/>start_time[i] = max(processes[i][1], completion_time[i-1])</text:p>
      <text:p text:style-name="Standard"><text:s text:c="8"/>completion_time[i] = start_time[i] + processes[i][3]</text:p>
      <text:p text:style-name="Standard"><text:s text:c="8"/>waiting_time[i] = start_time[i] - processes[i][1]</text:p>
      <text:p text:style-name="Standard"><text:s text:c="4"/></text:p>
      <text:p text:style-name="Standard"><text:s text:c="4"/>return waiting_time, completion_time</text:p>
      <text:p text:style-name="Standard"/>
      <text:p text:style-name="Standard"/>
      <text:p text:style-name="Standard"># Function to calculate turnaround time</text:p>
      <text:p text:style-name="Standard">def find_turnaround_time(processes, waiting_time):</text:p>
      <text:p text:style-name="Standard"><text:s text:c="4"/>turnaround_time = []</text:p>
      <text:p text:style-name="Standard"><text:s text:c="4"/>for i in range(len(processes)):</text:p>
      <text:p text:style-name="Standard"><text:s text:c="8"/>turnaround_time.append(processes[i][3] + waiting_time[i])</text:p>
      <text:p text:style-name="Standard"><text:s text:c="4"/>return turnaround_time</text:p>
      <text:p text:style-name="Standard"/>
      <text:p text:style-name="Standard"/>
      <text:p text:style-name="Standard"># Function to implement Non-preemptive Priority Scheduling</text:p>
      <text:p text:style-name="Standard">def priority_scheduling(processes):</text:p>
      <text:p text:style-name="Standard"><text:s text:c="4"/>n = len(processes)</text:p>
      <text:p text:style-name="Standard"><text:s text:c="4"/></text:p>
      <text:p text:style-name="Standard"><text:s text:c="4"/>waiting_time, completion_time = find_waiting_time(processes, n)</text:p>
      <text:p text:style-name="Standard"><text:s text:c="4"/>turnaround_time = find_turnaround_time(processes, waiting_time)</text:p>
      <text:p text:style-name="Standard"><text:s text:c="4"/></text:p>
      <text:p text:style-name="Standard"><text:s text:c="4"/>total_wt = sum(waiting_time)</text:p>
      <text:p text:style-name="Standard"><text:s text:c="4"/>total_tat = sum(turnaround_time)</text:p>
      <text:p text:style-name="Standard"><text:s text:c="4"/></text:p>
      <text:p text:style-name="Standard"><text:s text:c="4"/>print("\nProcess\tArrival\tPriority\tBurst\tWaiting\tTurnaround\tCompletion")</text:p>
      <text:p text:style-name="Standard"><text:s text:c="4"/>for i in range(n):</text:p>
      <text:p text:style-name="Standard"><text:s text:c="8"/>print(f"P{processes[i][0]}\t{processes[i][1]}\t{processes[i][2]}\t\t{processes[i][3]}\t{waiting_time[i]}\t{turnaround_time[i]}\t\t{completion_time[i]}")</text:p>
      <text:p text:style-name="Standard"><text:s text:c="4"/></text:p>
      <text:p text:style-name="Standard"><text:s text:c="4"/>print(f"\nAverage Waiting Time: {total_wt/n:.2f}")</text:p>
      <text:p text:style-name="Standard"><text:s text:c="4"/>print(f"Average Turnaround Time: {total_tat/n:.2f}")</text:p>
      <text:p text:style-name="Standard"/>
      <text:p text:style-name="Standard"># Driver code</text:p>
      <text:p text:style-name="Standard">if __name__ == "__main__":</text:p>
      <text:p text:style-name="Standard"><text:soft-page-break/><text:s text:c="4"/># Each process = [Process_ID, Arrival_Time, Priority, Burst_Time]</text:p>
      <text:p text:style-name="Standard"><text:s text:c="4"/>processes = [</text:p>
      <text:p text:style-name="Standard"><text:s text:c="8"/>[1, 0, 2, 5],</text:p>
      <text:p text:style-name="Standard"><text:s text:c="8"/>[2, 1, 0, 3],</text:p>
      <text:p text:style-name="Standard"><text:s text:c="8"/>[3, 2, 1, 8],</text:p>
      <text:p text:style-name="Standard"><text:s text:c="8"/>[4, 3, 3, 6]</text:p>
      <text:p text:style-name="Standard"><text:s text:c="4"/>]</text:p>
      <text:p text:style-name="Standard"><text:s text:c="4"/></text:p>
      <text:p text:style-name="Standard"><text:s text:c="4"/>priority_scheduling(processes)</text:p>
      <text:p text:style-name="Standard"/>
      <text:p text:style-name="Standard"/>
      <text:p text:style-name="P2"><text:span text:style-name="T2">Output</text:span></text:p>
      <text:p text:style-name="Standard">Process<text:tab/>Arrival<text:tab/> <text:s text:c="8"/><text:span text:style-name="T1">P</text:span>riority<text:tab/> <text:s text:c="8"/>Burst<text:tab/> <text:s text:c="7"/>Waiting<text:tab/> <text:s text:c="4"/>Turnaround <text:s text:c="4"/>Completion</text:p>
      <text:p text:style-name="Standard">P2<text:tab/> <text:s text:c="11"/>1<text:tab/> <text:s text:c="6"/><text:tab/>0<text:tab/><text:tab/>3<text:tab/><text:tab/>0<text:tab/><text:tab/>3<text:tab/><text:tab/>4</text:p>
      <text:p text:style-name="Standard">P3<text:tab/> <text:s text:c="11"/>2 <text:s/><text:tab/><text:tab/>1<text:tab/><text:tab/>8<text:tab/><text:tab/>2<text:tab/><text:tab/>10<text:tab/><text:tab/>12</text:p>
      <text:p text:style-name="Standard">P1<text:tab/><text:tab/>0<text:tab/><text:tab/>2<text:tab/><text:tab/>5<text:tab/><text:tab/>12<text:tab/><text:tab/>17<text:tab/><text:tab/>17</text:p>
      <text:p text:style-name="Standard">P4<text:tab/><text:tab/>3<text:tab/><text:tab/>3<text:tab/><text:tab/>6<text:tab/><text:tab/>14<text:tab/><text:tab/>20<text:tab/><text:tab/>23</text:p>
      <text:p text:style-name="Standard"/>
      <text:p text:style-name="Standard">Average Waiting Time: 7.00</text:p>
      <text:p text:style-name="Standard">Average Turnaround Time: 12.5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88b4" officeooo:paragraph-rsid="000288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riority based scheduling algorith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2:44:50.724212810</meta:creation-date>
    <dc:date>2025-10-06T12:56:34.789218777</dc:date>
    <meta:editing-duration>PT1S</meta:editing-duration>
    <meta:editing-cycles>1</meta:editing-cycles>
    <meta:document-statistic meta:table-count="0" meta:image-count="0" meta:object-count="0" meta:page-count="2" meta:paragraph-count="62" meta:word-count="229" meta:character-count="2249" meta:non-whitespace-character-count="1770"/>
    <meta:generator>LibreOffice/7.3.7.2$Linux_X86_64 LibreOffice_project/30$Build-2</meta:generator>
  </office:meta>
</office:document-meta>
</file>